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transparen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 fo:background-color="transparent"/>
    </style:style>
    <style:style style:name="ce1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3399FF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14">
      <style:table-cell-properties style:vertical-align="automatic" fo:background-color="#3399FF" style:repeat-content="false"/>
      <style:paragraph-properties fo:text-align="center"/>
      <style:text-properties fo:color="#80000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8000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middle" fo:background-color="#66FF99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39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40" style:family="table-cell" style:parent-style-name="Default" style:data-style-name="N36">
      <style:table-cell-properties fo:background-color="#66FFFF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42" style:family="table-cell" style:parent-style-name="Default" style:data-style-name="N36">
      <style:table-cell-properties fo:background-color="#66FF66"/>
    </style:style>
    <style:style style:name="ce43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6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4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48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49" style:family="table-cell" style:parent-style-name="Default" style:data-style-name="N36">
      <style:table-cell-properties fo:border="thin solid #000000"/>
    </style:style>
    <style:style style:name="ce50" style:family="table-cell" style:parent-style-name="Default" style:data-style-name="N36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#CCFF66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/>
    <style:style style:name="ce59" style:family="table-cell" style:parent-style-name="Default" style:data-style-name="N0">
      <style:table-cell-properties style:vertical-align="automatic" fo:background-color="transparent"/>
    </style:style>
    <style:style style:name="ce60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" table:default-cell-style-name="ce1"/>
        <table:table-column table:style-name="co1" table:number-columns-repeated="4" table:default-cell-style-name="ce1"/>
        <table:table-column table:style-name="co5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11" table:number-rows-spanned="1" table:style-name="ce27">
            <text:p>Proyección de Flujo de Fondos + Inversión</text:p>
          </table:table-cell>
          <table:covered-table-cell table:number-columns-repeated="10"/>
          <table:table-cell table:style-name="ce1"/>
          <table:table-cell office:value-type="string" table:number-columns-spanned="2" table:number-rows-spanned="1" table:style-name="ce28">
            <text:p>Inversión Inicial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2">
          <table:table-cell/>
          <table:table-cell office:value-type="string" table:style-name="ce5">
            <text:p>Ingresos</text:p>
          </table:table-cell>
          <table:table-cell table:number-columns-repeated="8" table:style-name="ce3"/>
          <table:table-cell table:style-name="ce1"/>
          <table:table-cell table:style-name="ce4"/>
          <table:table-cell table:style-name="ce1"/>
          <table:table-cell office:value-type="string" table:style-name="ce6">
            <text:p>Seña</text:p>
          </table:table-cell>
          <table:table-cell table:number-columns-repeated="16370" table:style-name="ce1"/>
        </table:table-row>
        <table:table-row table:style-name="ro2">
          <table:table-cell/>
          <table:table-cell table:style-name="ce5"/>
          <table:table-cell table:number-columns-repeated="8" table:style-name="ce3"/>
          <table:table-cell table:style-name="ce1"/>
          <table:table-cell table:style-name="ce4"/>
          <table:table-cell table:style-name="ce1"/>
          <table:table-cell office:value-type="string" table:style-name="ce1">
            <text:p>Charles</text:p>
          </table:table-cell>
          <table:table-cell office:value-type="currency" office:value="2000" table:style-name="ce7">
            <text:p>$2.000,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P*Q=Y</text:p>
          </table:table-cell>
          <table:table-cell office:value-type="string" table:style-name="ce3">
            <text:p>Cuantos jugos producir para cubrir costos?</text:p>
          </table:table-cell>
          <table:table-cell table:number-columns-repeated="7" table:style-name="ce3"/>
          <table:table-cell table:style-name="ce1"/>
          <table:table-cell table:style-name="ce4"/>
          <table:table-cell table:style-name="ce1"/>
          <table:table-cell office:value-type="string" table:style-name="ce1">
            <text:p>Erwin</text:p>
          </table:table-cell>
          <table:table-cell office:value-type="currency" office:value="2000" table:style-name="ce7">
            <text:p>$2.000,00</text:p>
          </table:table-cell>
          <table:table-cell table:number-columns-repeated="16369"/>
        </table:table-row>
        <table:table-row table:number-rows-repeated="2"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2">
          <table:table-cell/>
          <table:table-cell office:value-type="string" table:style-name="ce5">
            <text:p>Egresos</text:p>
          </table:table-cell>
          <table:table-cell table:number-columns-repeated="8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2">
          <table:table-cell/>
          <table:table-cell office:value-type="string" table:number-columns-spanned="5" table:number-rows-spanned="1" table:style-name="ce29">
            <text:p>Gastos Variables ( Relacionado a cantidad de ventas )</text:p>
          </table:table-cell>
          <table:covered-table-cell table:number-columns-repeated="4"/>
          <table:table-cell table:number-columns-repeated="4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Frutas</text:p>
          </table:table-cell>
          <table:table-cell table:number-columns-repeated="7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Verduras</text:p>
          </table:table-cell>
          <table:table-cell table:number-columns-repeated="7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Vasos</text:p>
          </table:table-cell>
          <table:table-cell table:number-columns-repeated="7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/>
        </table:table-row>
        <table:table-row table:style-name="ro2">
          <table:table-cell/>
          <table:table-cell office:value-type="string" table:style-name="ce5">
            <text:p>Gastos Fijos</text:p>
          </table:table-cell>
          <table:table-cell table:number-columns-repeated="8" table:style-name="ce3"/>
          <table:table-cell table:style-name="ce1"/>
          <table:table-cell table:style-name="ce4"/>
          <table:table-cell table:number-columns-repeated="16372"/>
        </table:table-row>
        <table:table-row table:style-name="ro2">
          <table:table-cell/>
          <table:table-cell table:style-name="ce5"/>
          <table:table-cell table:number-columns-repeated="6" table:style-name="ce3"/>
          <table:table-cell office:value-type="string" table:style-name="ce8">
            <text:p>1<text:span text:style-name="T2">er</text:span><text:s/>Semestre</text:p>
          </table:table-cell>
          <table:table-cell office:value-type="string" table:style-name="ce8">
            <text:p>2er Semestre</text:p>
          </table:table-cell>
          <table:table-cell office:value-type="string" table:style-name="ce8">
            <text:p>3er Semestre</text:p>
          </table:table-cell>
          <table:table-cell office:value-type="string" table:style-name="ce9">
            <text:p>4er Semestre</text:p>
          </table:table-cell>
          <table:table-cell table:number-columns-repeated="16372"/>
        </table:table-row>
        <table:table-row table:style-name="ro2">
          <table:table-cell/>
          <table:table-cell table:style-name="ce5"/>
          <table:table-cell office:value-type="string" table:style-name="ce8">
            <text:p>Alquiler</text:p>
          </table:table-cell>
          <table:table-cell office:value-type="string" table:number-columns-spanned="3" table:number-rows-spanned="1" table:style-name="ce30">
            <text:p>Incremento semestral del 10%</text:p>
          </table:table-cell>
          <table:covered-table-cell table:number-columns-repeated="2"/>
          <table:table-cell table:number-columns-repeated="2" table:style-name="ce3"/>
          <table:table-cell office:value-type="currency" office:value="8300" table:style-name="ce10">
            <text:p>$8.300,00</text:p>
          </table:table-cell>
          <table:table-cell office:value-type="currency" office:value="9130" table:formula="of:=+[Hoja1.I20]*1.1" table:style-name="ce10">
            <text:p>$9.130,00</text:p>
          </table:table-cell>
          <table:table-cell office:value-type="currency" office:value="10043" table:formula="of:=+[Hoja1.J20]*1.1" table:style-name="ce7">
            <text:p>$10.043,00</text:p>
          </table:table-cell>
          <table:table-cell office:value-type="currency" office:value="11047.300000000001" table:formula="of:=+[Hoja1.K20]*1.1" table:style-name="ce11">
            <text:p>$11.047,30</text:p>
          </table:table-cell>
          <table:table-cell table:number-columns-repeated="16372"/>
        </table:table-row>
        <table:table-row table:style-name="ro2">
          <table:table-cell/>
          <table:table-cell table:style-name="ce5"/>
          <table:table-cell office:value-type="string" table:style-name="ce8">
            <text:p>Impuestos</text:p>
          </table:table-cell>
          <table:table-cell office:value-type="string" table:number-columns-spanned="3" table:number-rows-spanned="1" table:style-name="ce30">
            <text:p>Cambian a partir Enero de cada año</text:p>
          </table:table-cell>
          <table:covered-table-cell table:number-columns-repeated="2"/>
          <table:table-cell table:number-columns-repeated="4" table:style-name="ce3"/>
          <table:table-cell table:style-name="ce1"/>
          <table:table-cell table:style-name="ce4"/>
          <table:table-cell table:number-columns-repeated="16372"/>
        </table:table-row>
        <table:table-row table:style-name="ro2">
          <table:table-cell/>
          <table:table-cell table:style-name="ce5"/>
          <table:table-cell table:style-name="ce1"/>
          <table:table-cell office:value-type="string" table:style-name="ce1">
            <text:p>Agua</text:p>
          </table:table-cell>
          <table:table-cell table:number-columns-repeated="4" table:style-name="ce1"/>
          <table:table-cell office:value-type="currency" office:value="296.72000000000003" table:style-name="ce7">
            <text:p>$296,72</text:p>
          </table:table-cell>
          <table:table-cell office:value-type="currency" office:value="296.72000000000003" table:style-name="ce7">
            <text:p>$296,72</text:p>
          </table:table-cell>
          <table:table-cell office:value-type="currency" office:value="385.73600000000005" table:formula="of:=+[Hoja1.J22]*1.3" table:style-name="ce7">
            <text:p>$385,74</text:p>
          </table:table-cell>
          <table:table-cell office:value-type="currency" office:value="385.74" table:style-name="ce11">
            <text:p>$385,74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Municipal</text:p>
          </table:table-cell>
          <table:table-cell table:number-columns-repeated="4" table:style-name="ce1"/>
          <table:table-cell office:value-type="currency" office:value="236" table:style-name="ce7">
            <text:p>$236,00</text:p>
          </table:table-cell>
          <table:table-cell table:number-columns-repeated="2"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3">
            <text:p>Rentas</text:p>
          </table:table-cell>
          <table:table-cell table:number-columns-repeated="4" table:style-name="ce3"/>
          <table:table-cell office:value-type="currency" office:value="142" table:style-name="ce12">
            <text:p>$142,00</text:p>
          </table:table-cell>
          <table:table-cell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office:value-type="string" table:style-name="ce3">
            <text:p>Expensas</text:p>
          </table:table-cell>
          <table:table-cell table:number-columns-repeated="4" table:style-name="ce3"/>
          <table:table-cell office:value-type="currency" office:value="425" table:style-name="ce10">
            <text:p>$425,00</text:p>
          </table:table-cell>
          <table:table-cell table:style-name="ce10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number-columns-spanned="5" table:number-rows-spanned="1" table:style-name="ce31">
            <text:p>Sueldos ( Referencia Escala de empleados de Comercio )</text:p>
          </table:table-cell>
          <table:covered-table-cell table:number-columns-repeated="4"/>
          <table:table-cell office:value-type="currency" office:value="10000" table:style-name="ce10">
            <text:p>$10.000,00</text:p>
          </table:table-cell>
          <table:table-cell office:value-type="currency" office:value="12905.5" table:style-name="ce10">
            <text:p>$12.905,50</text:p>
          </table:table-cell>
          <table:table-cell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/>
        </table:table-row>
        <table:table-row table:style-name="ro2">
          <table:table-cell/>
          <table:table-cell office:value-type="string" table:number-columns-spanned="3" table:number-rows-spanned="1" table:style-name="ce29">
            <text:p>Puesta en Marcha o Iniciales</text:p>
          </table:table-cell>
          <table:covered-table-cell table:number-columns-repeated="2"/>
          <table:table-cell table:number-columns-repeated="6"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8"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3">
            <text:p>Contrato Alquiler</text:p>
          </table:table-cell>
          <table:table-cell table:style-name="ce3"/>
          <table:table-cell table:style-name="ce1"/>
          <table:table-cell table:number-columns-repeated="5"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3">
            <text:p>Timbrado Contrato</text:p>
          </table:table-cell>
          <table:table-cell table:style-name="ce3"/>
          <table:table-cell table:style-name="ce1"/>
          <table:table-cell table:style-name="ce3"/>
          <table:table-cell office:value-type="currency" office:value="654" table:formula="of:=65400*0.01" table:style-name="ce10">
            <text:p>$654,00</text:p>
          </table:table-cell>
          <table:table-cell table:number-columns-repeated="3"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3">
            <text:p>Honorarios</text:p>
          </table:table-cell>
          <table:table-cell table:style-name="ce3"/>
          <table:table-cell table:style-name="ce1"/>
          <table:table-cell table:style-name="ce3"/>
          <table:table-cell office:value-type="currency" office:value="5700" table:formula="of:=114000*0.05" table:style-name="ce10">
            <text:p>$5.700,00</text:p>
          </table:table-cell>
          <table:table-cell table:number-columns-repeated="3" table:style-name="ce3"/>
          <table:table-cell table:style-name="ce1"/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3">
            <text:p>Verificación de garantías</text:p>
          </table:table-cell>
          <table:table-cell table:style-name="ce3"/>
          <table:table-cell table:style-name="ce1"/>
          <table:table-cell table:style-name="ce3"/>
          <table:table-cell office:value-type="string" table:style-name="ce12">
            <text:p>$ 200 c/u</text:p>
          </table:table-cell>
          <table:table-cell table:number-columns-repeated="3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Certificación de firmas ( Escribano Público )</text:p>
          </table:table-cell>
          <table:table-cell table:number-columns-repeated="3" table:style-name="ce3"/>
          <table:table-cell office:value-type="string" table:style-name="ce12">
            <text:p>$ 350 c/u</text:p>
          </table:table-cell>
          <table:table-cell table:number-columns-repeated="3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Instalaciones</text:p>
          </table:table-cell>
          <table:table-cell table:number-columns-repeated="3" table:style-name="ce3"/>
          <table:table-cell table:style-name="ce12"/>
          <table:table-cell table:number-columns-repeated="3" table:style-name="ce3"/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office:value-type="string" table:style-name="ce14">
            <text:p>Acondicionamiento</text:p>
          </table:table-cell>
          <table:table-cell table:number-columns-repeated="8" table:style-name="ce14"/>
          <table:table-cell table:style-name="ce15"/>
          <table:table-cell table:number-columns-repeated="1637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6" table:number-rows-spanned="1" table:style-name="ce32">
            <text:p>Lista de Precios al 31/10/2016</text:p>
          </table:table-cell>
          <table:covered-table-cell table:number-columns-repeated="5"/>
          <table:table-cell table:number-columns-repeated="16377" table:style-name="ce1"/>
        </table:table-row>
        <table:table-row table:style-name="ro2">
          <table:table-cell/>
          <table:table-cell office:value-type="string" table:number-columns-spanned="2" table:number-rows-spanned="1" table:style-name="ce33">
            <text:p>Frutas y Verduras</text:p>
          </table:table-cell>
          <table:covered-table-cell/>
          <table:table-cell office:value-type="string" table:style-name="ce16">
            <text:p>Kg.</text:p>
          </table:table-cell>
          <table:table-cell office:value-type="string" table:style-name="ce16">
            <text:p>Precio</text:p>
          </table:table-cell>
          <table:table-cell office:value-type="string" table:style-name="ce16">
            <text:p>P/Kg.</text:p>
          </table:table-cell>
          <table:table-cell office:value-type="percentage" office:value="0.4" table:style-name="ce17">
            <text:p>40,00%</text:p>
          </table:table-cell>
          <table:table-cell office:value-type="string" table:style-name="ce16">
            <text:p>Unidades x Kg.</text:p>
          </table:table-cell>
          <table:table-cell table:number-columns-repeated="2" table:style-name="ce1"/>
          <table:table-cell office:value-type="string" table:number-columns-spanned="4" table:number-rows-spanned="1" table:style-name="ce34">
            <text:p>Insumos</text:p>
          </table:table-cell>
          <table:covered-table-cell table:number-columns-repeated="3"/>
          <table:table-cell office:value-type="string" table:style-name="ce18">
            <text:p>P. Unitario</text:p>
          </table:table-cell>
          <table:table-cell office:value-type="string" table:style-name="ce18">
            <text:p>P. Mayor</text:p>
          </table:table-cell>
          <table:table-cell table:number-columns-repeated="16368"/>
        </table:table-row>
        <table:table-row table:style-name="ro2">
          <table:table-cell/>
          <table:table-cell office:value-type="string" table:number-columns-spanned="2" table:number-rows-spanned="1" table:style-name="ce35">
            <text:p>Manzana Roja</text:p>
          </table:table-cell>
          <table:covered-table-cell/>
          <table:table-cell office:value-type="float" office:value="18" table:style-name="ce19">
            <text:p>18</text:p>
          </table:table-cell>
          <table:table-cell office:value-type="currency" office:value="450" table:style-name="ce20">
            <text:p>$450,00</text:p>
          </table:table-cell>
          <table:table-cell office:value-type="currency" office:value="25" table:formula="of:=[Hoja1.E43]/18" table:style-name="ce20">
            <text:p>$25,00</text:p>
          </table:table-cell>
          <table:table-cell office:value-type="currency" office:value="35" table:formula="of:=+[Hoja1.F43]*1.4" table:style-name="ce21">
            <text:p>$35,00</text:p>
          </table:table-cell>
          <table:table-cell office:value-type="float" office:value="4" table:style-name="ce22">
            <text:p>4</text:p>
          </table:table-cell>
          <table:table-cell table:number-columns-repeated="2" table:style-name="ce1"/>
          <table:table-cell office:value-type="string" table:style-name="ce23">
            <text:p>Vasos</text:p>
          </table:table-cell>
          <table:table-cell office:value-type="string" table:number-columns-spanned="3" table:number-rows-spanned="1" table:style-name="ce36">
            <text:p>Vaso para licuado Milano 475 cc</text:p>
          </table:table-cell>
          <table:covered-table-cell table:number-columns-repeated="2"/>
          <table:table-cell office:value-type="currency" office:value="3.28" table:style-name="ce7">
            <text:p>$3,28</text:p>
          </table:table-cell>
          <table:table-cell office:value-type="currency" office:value="3.07" table:style-name="ce7">
            <text:p>$3,07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Manzana Verde</text:p>
          </table:table-cell>
          <table:covered-table-cell/>
          <table:table-cell office:value-type="float" office:value="18" table:style-name="ce19">
            <text:p>18</text:p>
          </table:table-cell>
          <table:table-cell office:value-type="currency" office:value="410" table:style-name="ce20">
            <text:p>$410,00</text:p>
          </table:table-cell>
          <table:table-cell office:value-type="currency" office:value="22.777777777777779" table:formula="of:=[Hoja1.E44]/[Hoja1.D44]" table:style-name="ce20">
            <text:p>$22,78</text:p>
          </table:table-cell>
          <table:table-cell office:value-type="currency" office:value="31.888888888888889" table:formula="of:=+[Hoja1.F44]*1.4" table:style-name="ce21">
            <text:p>$31,89</text:p>
          </table:table-cell>
          <table:table-cell office:value-type="float" office:value="4" table:style-name="ce22">
            <text:p>4</text:p>
          </table:table-cell>
          <table:table-cell table:number-columns-repeated="3" table:style-name="ce1"/>
          <table:table-cell office:value-type="string" table:number-columns-spanned="3" table:number-rows-spanned="1" table:style-name="ce36">
            <text:p>Vaso para licuado Toledo 375 cc</text:p>
          </table:table-cell>
          <table:covered-table-cell table:number-columns-repeated="2"/>
          <table:table-cell office:value-type="currency" office:value="2.71" table:style-name="ce7">
            <text:p>$2,71</text:p>
          </table:table-cell>
          <table:table-cell office:value-type="currency" office:value="2.5499999999999998" table:style-name="ce7">
            <text:p>$2,55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Naranja</text:p>
          </table:table-cell>
          <table:covered-table-cell/>
          <table:table-cell office:value-type="float" office:value="16" table:style-name="ce19">
            <text:p>16</text:p>
          </table:table-cell>
          <table:table-cell office:value-type="currency" office:value="100" table:style-name="ce20">
            <text:p>$100,00</text:p>
          </table:table-cell>
          <table:table-cell office:value-type="currency" office:value="6.25" table:formula="of:=+[Hoja1.E45]/[Hoja1.D45]" table:style-name="ce20">
            <text:p>$6,25</text:p>
          </table:table-cell>
          <table:table-cell office:value-type="currency" office:value="8.75" table:formula="of:=+[Hoja1.F45]*1.4" table:style-name="ce21">
            <text:p>$8,75</text:p>
          </table:table-cell>
          <table:table-cell office:value-type="float" office:value="5" table:style-name="ce22">
            <text:p>5</text:p>
          </table:table-cell>
          <table:table-cell table:number-columns-repeated="3" table:style-name="ce1"/>
          <table:table-cell office:value-type="string" table:number-columns-spanned="3" table:number-rows-spanned="1" table:style-name="ce36">
            <text:p>Tapa Vaso Licuado Milano / Toledo</text:p>
          </table:table-cell>
          <table:covered-table-cell table:number-columns-repeated="2"/>
          <table:table-cell office:value-type="currency" office:value="1.17" table:style-name="ce7">
            <text:p>$1,17</text:p>
          </table:table-cell>
          <table:table-cell office:value-type="currency" office:value="1.03" table:style-name="ce7">
            <text:p>$1,03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Pepino</text:p>
          </table:table-cell>
          <table:covered-table-cell/>
          <table:table-cell office:value-type="float" office:value="15" table:style-name="ce19">
            <text:p>15</text:p>
          </table:table-cell>
          <table:table-cell office:value-type="currency" office:value="180" table:style-name="ce20">
            <text:p>$180,00</text:p>
          </table:table-cell>
          <table:table-cell office:value-type="currency" office:value="12" table:formula="of:=+[Hoja1.E46]/[Hoja1.D46]" table:style-name="ce20">
            <text:p>$12,00</text:p>
          </table:table-cell>
          <table:table-cell office:value-type="currency" office:value="16.799999999999997" table:formula="of:=+[Hoja1.F46]*1.4" table:style-name="ce21">
            <text:p>$16,80</text:p>
          </table:table-cell>
          <table:table-cell office:value-type="float" office:value="11" table:style-name="ce22">
            <text:p>1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35">
            <text:p>Pera</text:p>
          </table:table-cell>
          <table:covered-table-cell/>
          <table:table-cell office:value-type="float" office:value="18" table:style-name="ce19">
            <text:p>18</text:p>
          </table:table-cell>
          <table:table-cell office:value-type="currency" office:value="300" table:style-name="ce20">
            <text:p>$300,00</text:p>
          </table:table-cell>
          <table:table-cell office:value-type="currency" office:value="16.666666666666668" table:formula="of:=+[Hoja1.E47]/[Hoja1.D47]" table:style-name="ce20">
            <text:p>$16,67</text:p>
          </table:table-cell>
          <table:table-cell office:value-type="currency" office:value="23.333333333333332" table:formula="of:=+[Hoja1.F47]*1.4" table:style-name="ce21">
            <text:p>$23,33</text:p>
          </table:table-cell>
          <table:table-cell office:value-type="float" office:value="4" table:style-name="ce22">
            <text:p>4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35">
            <text:p>Remolacha</text:p>
          </table:table-cell>
          <table:covered-table-cell/>
          <table:table-cell office:value-type="string" table:style-name="ce19">
            <text:p>1 Atado</text:p>
          </table:table-cell>
          <table:table-cell office:value-type="currency" office:value="30" table:style-name="ce20">
            <text:p>$30,00</text:p>
          </table:table-cell>
          <table:table-cell office:value-type="currency" office:value="30" table:style-name="ce20">
            <text:p>$30,00</text:p>
          </table:table-cell>
          <table:table-cell office:value-type="currency" office:value="42" table:formula="of:=+[Hoja1.F48]*1.4" table:style-name="ce21">
            <text:p>$42,00</text:p>
          </table:table-cell>
          <table:table-cell table:style-name="ce22"/>
          <table:table-cell table:number-columns-repeated="16376" table:style-name="ce1"/>
        </table:table-row>
        <table:table-row table:style-name="ro1">
          <table:table-cell/>
          <table:table-cell office:value-type="string" table:number-columns-spanned="2" table:number-rows-spanned="1" table:style-name="ce35">
            <text:p>Tomate</text:p>
          </table:table-cell>
          <table:covered-table-cell/>
          <table:table-cell office:value-type="float" office:value="20" table:style-name="ce19">
            <text:p>20</text:p>
          </table:table-cell>
          <table:table-cell office:value-type="currency" office:value="150" table:style-name="ce20">
            <text:p>$150,00</text:p>
          </table:table-cell>
          <table:table-cell office:value-type="currency" office:value="7.5" table:formula="of:=+[Hoja1.E49]/[Hoja1.D49]" table:style-name="ce20">
            <text:p>$7,50</text:p>
          </table:table-cell>
          <table:table-cell office:value-type="currency" office:value="10.5" table:formula="of:=+[Hoja1.F49]*1.4" table:style-name="ce21">
            <text:p>$10,50</text:p>
          </table:table-cell>
          <table:table-cell table:style-name="ce22"/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Zanahoria</text:p>
          </table:table-cell>
          <table:covered-table-cell/>
          <table:table-cell office:value-type="float" office:value="15" table:style-name="ce19">
            <text:p>15</text:p>
          </table:table-cell>
          <table:table-cell office:value-type="currency" office:value="80" table:style-name="ce20">
            <text:p>$80,00</text:p>
          </table:table-cell>
          <table:table-cell office:value-type="currency" office:value="5.333333333333333" table:formula="of:=+[Hoja1.E50]/[Hoja1.D50]" table:style-name="ce20">
            <text:p>$5,33</text:p>
          </table:table-cell>
          <table:table-cell office:value-type="currency" office:value="7.4666666666666659" table:formula="of:=+[Hoja1.F50]*1.4" table:style-name="ce21">
            <text:p>$7,47</text:p>
          </table:table-cell>
          <table:table-cell office:value-type="float" office:value="10" table:style-name="ce22">
            <text:p>10</text:p>
          </table:table-cell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Apio</text:p>
          </table:table-cell>
          <table:covered-table-cell/>
          <table:table-cell office:value-type="string" table:style-name="ce19">
            <text:p>6 Unidades</text:p>
          </table:table-cell>
          <table:table-cell office:value-type="currency" office:value="160" table:style-name="ce20">
            <text:p>$160,00</text:p>
          </table:table-cell>
          <table:table-cell office:value-type="currency" office:value="26.666666666666668" table:formula="of:=160/6" table:style-name="ce20">
            <text:p>$26,67</text:p>
          </table:table-cell>
          <table:table-cell office:value-type="currency" office:value="37.333333333333336" table:formula="of:=+[Hoja1.F51]*1.4" table:style-name="ce21">
            <text:p>$37,33</text:p>
          </table:table-cell>
          <table:table-cell table:style-name="ce22"/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Arandanos</text:p>
          </table:table-cell>
          <table:covered-table-cell/>
          <table:table-cell office:value-type="string" table:style-name="ce19">
            <text:p>8 Bandejas</text:p>
          </table:table-cell>
          <table:table-cell office:value-type="currency" office:value="190" table:style-name="ce20">
            <text:p>$190,00</text:p>
          </table:table-cell>
          <table:table-cell office:value-type="currency" office:value="23.75" table:formula="of:=190/8" table:style-name="ce20">
            <text:p>$23,75</text:p>
          </table:table-cell>
          <table:table-cell office:value-type="currency" office:value="33.25" table:formula="of:=+[Hoja1.F52]*1.4" table:style-name="ce21">
            <text:p>$33,25</text:p>
          </table:table-cell>
          <table:table-cell table:style-name="ce22"/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Banana</text:p>
          </table:table-cell>
          <table:covered-table-cell/>
          <table:table-cell office:value-type="float" office:value="19" table:style-name="ce19">
            <text:p>19</text:p>
          </table:table-cell>
          <table:table-cell office:value-type="currency" office:value="220" table:style-name="ce20">
            <text:p>$220,00</text:p>
          </table:table-cell>
          <table:table-cell office:value-type="currency" office:value="11.578947368421053" table:formula="of:=+[Hoja1.E53]/19" table:style-name="ce20">
            <text:p>$11,58</text:p>
          </table:table-cell>
          <table:table-cell office:value-type="currency" office:value="16.210526315789473" table:formula="of:=+[Hoja1.F53]*1.4" table:style-name="ce21">
            <text:p>$16,21</text:p>
          </table:table-cell>
          <table:table-cell office:value-type="float" office:value="7" table:style-name="ce22">
            <text:p>7</text:p>
          </table:table-cell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Espinaca</text:p>
          </table:table-cell>
          <table:covered-table-cell/>
          <table:table-cell office:value-type="string" table:style-name="ce19">
            <text:p>12 Unidades</text:p>
          </table:table-cell>
          <table:table-cell office:value-type="currency" office:value="180" table:style-name="ce20">
            <text:p>$180,00</text:p>
          </table:table-cell>
          <table:table-cell office:value-type="currency" office:value="15" table:formula="of:=180/12" table:style-name="ce20">
            <text:p>$15,00</text:p>
          </table:table-cell>
          <table:table-cell office:value-type="currency" office:value="21" table:formula="of:=+[Hoja1.F54]*1.4" table:style-name="ce21">
            <text:p>$21,00</text:p>
          </table:table-cell>
          <table:table-cell table:style-name="ce22"/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Repollo</text:p>
          </table:table-cell>
          <table:covered-table-cell/>
          <table:table-cell office:value-type="float" office:value="1" table:style-name="ce19">
            <text:p>1</text:p>
          </table:table-cell>
          <table:table-cell office:value-type="currency" office:value="10" table:style-name="ce20">
            <text:p>$10,00</text:p>
          </table:table-cell>
          <table:table-cell office:value-type="currency" office:value="10" table:style-name="ce20">
            <text:p>$10,00</text:p>
          </table:table-cell>
          <table:table-cell office:value-type="currency" office:value="14" table:formula="of:=+[Hoja1.F55]*1.4" table:style-name="ce21">
            <text:p>$14,00</text:p>
          </table:table-cell>
          <table:table-cell table:style-name="ce22"/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Kiwi</text:p>
          </table:table-cell>
          <table:covered-table-cell/>
          <table:table-cell office:value-type="float" office:value="10" table:style-name="ce19">
            <text:p>10</text:p>
          </table:table-cell>
          <table:table-cell office:value-type="currency" office:value="380" table:style-name="ce20">
            <text:p>$380,00</text:p>
          </table:table-cell>
          <table:table-cell office:value-type="currency" office:value="38" table:formula="of:=380/10" table:style-name="ce20">
            <text:p>$38,00</text:p>
          </table:table-cell>
          <table:table-cell office:value-type="currency" office:value="53.199999999999996" table:formula="of:=+[Hoja1.F56]*1.4" table:style-name="ce21">
            <text:p>$53,20</text:p>
          </table:table-cell>
          <table:table-cell office:value-type="float" office:value="6" table:style-name="ce22">
            <text:p>6</text:p>
          </table:table-cell>
          <table:table-cell table:number-columns-repeated="16376"/>
        </table:table-row>
        <table:table-row table:style-name="ro1">
          <table:table-cell/>
          <table:table-cell office:value-type="string" table:number-columns-spanned="2" table:number-rows-spanned="1" table:style-name="ce35">
            <text:p>Limón</text:p>
          </table:table-cell>
          <table:covered-table-cell/>
          <table:table-cell office:value-type="float" office:value="15" table:style-name="ce19">
            <text:p>15</text:p>
          </table:table-cell>
          <table:table-cell office:value-type="currency" office:value="350" table:style-name="ce20">
            <text:p>$350,00</text:p>
          </table:table-cell>
          <table:table-cell office:value-type="currency" office:value="23.333333333333332" table:formula="of:=350/15" table:style-name="ce20">
            <text:p>$23,33</text:p>
          </table:table-cell>
          <table:table-cell office:value-type="currency" office:value="32.666666666666664" table:formula="of:=+[Hoja1.F57]*1.4" table:style-name="ce21">
            <text:p>$32,67</text:p>
          </table:table-cell>
          <table:table-cell office:value-type="float" office:value="6" table:style-name="ce22">
            <text:p>6</text:p>
          </table:table-cell>
          <table:table-cell table:number-columns-repeated="16376"/>
        </table:table-row>
        <table:table-row table:style-name="ro1">
          <table:table-cell/>
          <table:table-cell table:number-columns-spanned="2" table:number-rows-spanned="1" table:style-name="ce59"/>
          <table:covered-table-cell/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table:style-name="ce25"/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6">
            <text:p>Flu Boost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racuyá</text:p>
          </table:table-cell>
          <table:table-cell office:value-type="currency" office:value="20" table:style-name="ce7">
            <text:p>$20,00</text:p>
          </table:table-cell>
          <table:table-cell office:value-type="currency" office:value="25" table:formula="of:=+[Hoja1.C65]+([Hoja1.C63]/2)+([Hoja1.C64]/4)" table:style-name="ce7">
            <text:p>$25,00</text:p>
          </table:table-cell>
          <table:table-cell office:value-type="currency" office:value="35" table:formula="of:=+[Hoja1.D63]*1.4" table:style-name="ce7">
            <text:p>$35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ngo</text:p>
          </table:table-cell>
          <table:table-cell office:value-type="currency" office:value="20" table:style-name="ce7">
            <text:p>$20,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nzana Roja</text:p>
          </table:table-cell>
          <table:table-cell office:value-type="currency" office:value="10" table:style-name="ce7">
            <text:p>$10,00</text:p>
          </table:table-cell>
          <table:table-cell table:number-columns-repeated="16381"/>
        </table:table-row>
        <table:table-row table:number-rows-repeated="1048511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4" table:default-cell-style-name="ce1"/>
        <table:table-column table:style-name="co3" table:number-columns-repeated="5" table:default-cell-style-name="ce1"/>
        <table:table-column table:style-name="co1" table:number-columns-repeated="12" table:default-cell-style-name="ce1"/>
        <table:table-column table:style-name="co5" table:number-columns-repeated="1636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spanned="7" table:number-rows-spanned="1" table:style-name="ce60"/>
          <table:covered-table-cell table:number-columns-repeated="6"/>
          <table:table-cell table:number-columns-repeated="16375" table:style-name="ce1"/>
        </table:table-row>
        <table:table-row table:style-name="ro2">
          <table:table-cell/>
          <table:table-cell office:value-type="string" table:number-columns-spanned="2" table:number-rows-spanned="1" table:style-name="ce34">
            <text:p>Gastos Fijos</text:p>
          </table:table-cell>
          <table:covered-table-cell/>
          <table:table-cell table:number-columns-repeated="5" table:style-name="ce1"/>
          <table:table-cell office:value-type="string" table:number-columns-spanned="2" table:number-rows-spanned="1" table:style-name="ce34">
            <text:p>Puesta en Marcha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34">
            <text:p>Productos</text:p>
          </table:table-cell>
          <table:covered-table-cell/>
          <table:table-cell table:number-columns-repeated="16370" table:style-name="ce1"/>
        </table:table-row>
        <table:table-row table:style-name="ro2">
          <table:table-cell/>
          <table:table-cell office:value-type="string" table:style-name="ce1">
            <text:p>Alquiler</text:p>
          </table:table-cell>
          <table:table-cell office:value-type="currency" office:value="8300" table:style-name="ce37">
            <text:p>$8.300,00</text:p>
          </table:table-cell>
          <table:table-cell table:style-name="ce1"/>
          <table:table-cell office:value-type="string" table:number-columns-spanned="2" table:number-rows-spanned="1" table:style-name="ce44">
            <text:p>Alq. Proporcional por 12 días</text:p>
          </table:table-cell>
          <table:covered-table-cell/>
          <table:table-cell office:value-type="currency" office:value="3320" table:formula="of:=([Hoja2.C4]*12)/30" table:style-name="ce7">
            <text:p>$3.320,00</text:p>
          </table:table-cell>
          <table:table-cell table:style-name="ce1"/>
          <table:table-cell office:value-type="string" table:style-name="ce1">
            <text:p>Barra</text:p>
          </table:table-cell>
          <table:table-cell office:value-type="currency" office:value="15000" table:style-name="ce7">
            <text:p>$15.000,00</text:p>
          </table:table-cell>
          <table:table-cell table:number-columns-repeated="2" table:style-name="ce1"/>
          <table:table-cell office:value-type="string" table:number-columns-spanned="2" table:number-rows-spanned="1" table:style-name="ce45">
            <text:p>Jugos frutales</text:p>
          </table:table-cell>
          <table:covered-table-cell/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Honorarios</text:p>
          </table:table-cell>
          <table:table-cell office:value-type="currency" office:value="4000" table:style-name="ce7">
            <text:p>$4.000,00</text:p>
          </table:table-cell>
          <table:table-cell table:style-name="ce1"/>
          <table:table-cell office:value-type="string" table:style-name="ce1">
            <text:p>Municipal por 12 dias</text:p>
          </table:table-cell>
          <table:table-cell table:style-name="ce1"/>
          <table:table-cell office:value-type="currency" office:value="94.4" table:formula="of:=+([Hoja2.C16]*12)/30" table:style-name="ce7">
            <text:p>$94,40</text:p>
          </table:table-cell>
          <table:table-cell table:style-name="ce1"/>
          <table:table-cell office:value-type="string" table:style-name="ce1">
            <text:p>Bacha</text:p>
          </table:table-cell>
          <table:table-cell office:value-type="currency" office:value="10000" table:style-name="ce7">
            <text:p>$10.000,00</text:p>
          </table:table-cell>
          <table:table-cell table:number-columns-repeated="2" table:style-name="ce1"/>
          <table:table-cell office:value-type="string" table:style-name="ce1">
            <text:p>Café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7">
            <text:p>Timbrado</text:p>
          </table:table-cell>
          <table:table-cell office:value-type="currency" office:value="2312" table:style-name="ce7">
            <text:p>$2.312,00</text:p>
          </table:table-cell>
          <table:table-cell table:style-name="ce1"/>
          <table:table-cell office:value-type="string" table:style-name="ce1">
            <text:p>Rentas por 12 dias</text:p>
          </table:table-cell>
          <table:table-cell table:style-name="ce1"/>
          <table:table-cell office:value-type="currency" office:value="56.8" table:formula="of:=([Hoja2.C17]*12)/30" table:style-name="ce7">
            <text:p>$56,80</text:p>
          </table:table-cell>
          <table:table-cell table:style-name="ce1"/>
          <table:table-cell office:value-type="string" table:style-name="ce1">
            <text:p>Decoración</text:p>
          </table:table-cell>
          <table:table-cell office:value-type="currency" office:value="10000" table:style-name="ce7">
            <text:p>$10.000,00</text:p>
          </table:table-cell>
          <table:table-cell table:number-columns-repeated="2" table:style-name="ce1"/>
          <table:table-cell office:value-type="string" table:number-columns-spanned="2" table:number-rows-spanned="1" table:style-name="ce45">
            <text:p>Aguas Isotónicas</text:p>
          </table:table-cell>
          <table:covered-table-cell/>
          <table:table-cell table:number-columns-repeated="16370" table:style-name="ce1"/>
        </table:table-row>
        <table:table-row table:style-name="ro1">
          <table:table-cell/>
          <table:table-cell office:value-type="string" table:number-columns-spanned="1" table:number-rows-spanned="2" table:style-name="ce46">
            <text:p>Averiguación Garantías</text:p>
          </table:table-cell>
          <table:table-cell office:value-type="currency" office:value="1000" table:number-columns-spanned="1" table:number-rows-spanned="2" table:style-name="ce47">
            <text:p>$1.000,00</text:p>
          </table:table-cell>
          <table:table-cell table:style-name="ce1"/>
          <table:table-cell office:value-type="string" table:style-name="ce1">
            <text:p>Expensas por 12 dias</text:p>
          </table:table-cell>
          <table:table-cell table:style-name="ce1"/>
          <table:table-cell office:value-type="currency" office:value="170" table:formula="of:=(425*12)/30" table:style-name="ce7">
            <text:p>$170,00</text:p>
          </table:table-cell>
          <table:table-cell table:style-name="ce1"/>
          <table:table-cell office:value-type="string" table:style-name="ce1">
            <text:p>Electricidad</text:p>
          </table:table-cell>
          <table:table-cell office:value-type="currency" office:value="5000" table:style-name="ce7">
            <text:p>$5.000,00</text:p>
          </table:table-cell>
          <table:table-cell table:number-columns-repeated="2" table:style-name="ce1"/>
          <table:table-cell office:value-type="string" table:style-name="ce1">
            <text:p>Sanguches</text:p>
          </table:table-cell>
          <table:table-cell table:number-columns-repeated="16371" table:style-name="ce1"/>
        </table:table-row>
        <table:table-row table:style-name="ro1">
          <table:table-cell/>
          <table:covered-table-cell/>
          <table:covered-table-cell/>
          <table:table-cell table:style-name="ce1"/>
          <table:table-cell office:value-type="string" table:style-name="ce1">
            <text:p>Aguas por 12 dias</text:p>
          </table:table-cell>
          <table:table-cell table:style-name="ce1"/>
          <table:table-cell office:value-type="currency" office:value="95.887999999999991" table:formula="of:=([Hoja2.C15]*12)/30" table:style-name="ce7">
            <text:p>$95,89</text:p>
          </table:table-cell>
          <table:table-cell table:style-name="ce1"/>
          <table:table-cell office:value-type="string" table:style-name="ce1">
            <text:p>Mesas</text:p>
          </table:table-cell>
          <table:table-cell office:value-type="currency" office:value="6000" table:style-name="ce7">
            <text:p>$6.000,00</text:p>
          </table:table-cell>
          <table:table-cell table:number-columns-repeated="2" table:style-name="ce1"/>
          <table:table-cell office:value-type="string" table:number-columns-spanned="2" table:number-rows-spanned="1" table:style-name="ce45">
            <text:p>Barras de Cereal</text:p>
          </table:table-cell>
          <table:covered-table-cell/>
          <table:table-cell table:number-columns-repeated="5" table:style-name="ce1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table-cell office:value-type="string" table:number-columns-spanned="1" table:number-rows-spanned="2" table:style-name="ce46">
            <text:p>Certificación de firmas</text:p>
          </table:table-cell>
          <table:table-cell office:value-type="currency" office:value="1200" table:number-columns-spanned="1" table:number-rows-spanned="2" table:style-name="ce47">
            <text:p>$1.200,00</text:p>
          </table:table-cell>
          <table:table-cell table:style-name="ce1"/>
          <table:table-cell office:value-type="string" table:style-name="ce1">
            <text:p>Honorarios c 1 / 3</text:p>
          </table:table-cell>
          <table:table-cell table:style-name="ce1"/>
          <table:table-cell office:value-type="currency" office:value="4000" table:style-name="ce58">
            <text:p><text:s/>$4.000,00<text:s/></text:p>
          </table:table-cell>
          <table:table-cell table:style-name="ce1"/>
          <table:table-cell office:value-type="string" table:style-name="ce1">
            <text:p>Horno Eléctrico</text:p>
          </table:table-cell>
          <table:table-cell office:value-type="currency" office:value="5000" table:style-name="ce7">
            <text:p>$5.000,00</text:p>
          </table:table-cell>
          <table:table-cell table:number-columns-repeated="2" table:style-name="ce1"/>
          <table:table-cell office:value-type="string" table:style-name="ce1">
            <text:p>Tragos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covered-table-cell/>
          <table:covered-table-cell/>
          <table:table-cell table:number-columns-repeated="5" table:style-name="ce1"/>
          <table:table-cell office:value-type="string" table:style-name="ce1">
            <text:p>Sillas</text:p>
          </table:table-cell>
          <table:table-cell office:value-type="currency" office:value="7000" table:style-name="ce7">
            <text:p>$7.000,00</text:p>
          </table:table-cell>
          <table:table-cell table:number-columns-repeated="2" table:style-name="ce1"/>
          <table:table-cell office:value-type="string" table:style-name="ce1">
            <text:p>Criollos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2">
          <table:table-cell/>
          <table:table-cell office:value-type="string" table:number-columns-spanned="1" table:number-rows-spanned="2" table:style-name="ce46">
            <text:p>Monotributo Charles</text:p>
          </table:table-cell>
          <table:table-cell office:value-type="currency" office:value="615" table:number-columns-spanned="1" table:number-rows-spanned="2" table:style-name="ce47">
            <text:p>$615,00</text:p>
          </table:table-cell>
          <table:table-cell table:number-columns-repeated="3" table:style-name="ce1"/>
          <table:table-cell office:value-type="currency" office:value="3737.0880000000002" table:formula="of:=SUM([Hoja2.G4:.G8])" table:style-name="ce40">
            <text:p>$3.737,09</text:p>
          </table:table-cell>
          <table:table-cell table:style-name="ce1"/>
          <table:table-cell office:value-type="string" table:style-name="ce1">
            <text:p>Platos</text:p>
          </table:table-cell>
          <table:table-cell office:value-type="currency" office:value="2000" table:style-name="ce7">
            <text:p>$2.000,00</text:p>
          </table:table-cell>
          <table:table-cell table:number-columns-repeated="2" table:style-name="ce1"/>
          <table:table-cell office:value-type="string" table:style-name="ce1">
            <text:p>Chipas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covered-table-cell/>
          <table:covered-table-cell/>
          <table:table-cell table:number-columns-repeated="5" table:style-name="ce1"/>
          <table:table-cell office:value-type="string" table:style-name="ce1">
            <text:p>Vasos</text:p>
          </table:table-cell>
          <table:table-cell office:value-type="currency" office:value="2000" table:style-name="ce7">
            <text:p>$2.000,00</text:p>
          </table:table-cell>
          <table:table-cell table:number-columns-repeated="2" table:style-name="ce1"/>
          <table:table-cell office:value-type="string" table:style-name="ce1">
            <text:p>Agua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table-cell office:value-type="string" table:number-columns-spanned="1" table:number-rows-spanned="2" table:style-name="ce46">
            <text:p>Matrícula Inmuebles</text:p>
          </table:table-cell>
          <table:table-cell office:value-type="currency" office:value="120" table:number-columns-spanned="1" table:number-rows-spanned="2" table:style-name="ce47">
            <text:p>$120,00</text:p>
          </table:table-cell>
          <table:table-cell table:number-columns-repeated="5" table:style-name="ce1"/>
          <table:table-cell office:value-type="string" table:style-name="ce1">
            <text:p>Cafetera</text:p>
          </table:table-cell>
          <table:table-cell office:value-type="currency" office:value="9000" table:style-name="ce7">
            <text:p>$9.000,00</text:p>
          </table:table-cell>
          <table:table-cell table:number-columns-repeated="2" table:style-name="ce1"/>
          <table:table-cell office:value-type="string" table:style-name="ce1">
            <text:p>Vasos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covered-table-cell/>
          <table:covered-table-cell/>
          <table:table-cell table:number-columns-repeated="5" table:style-name="ce1"/>
          <table:table-cell office:value-type="string" table:style-name="ce1">
            <text:p>Heladera</text:p>
          </table:table-cell>
          <table:table-cell office:value-type="currency" office:value="30000" table:style-name="ce41">
            <text:p>$30.000,00</text:p>
          </table:table-cell>
          <table:table-cell table:number-columns-repeated="2" table:style-name="ce1"/>
          <table:table-cell office:value-type="string" table:style-name="ce1">
            <text:p>Platos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2">
          <table:table-cell/>
          <table:table-cell office:value-type="string" table:style-name="ce1">
            <text:p>Agua</text:p>
          </table:table-cell>
          <table:table-cell office:value-type="currency" office:value="239.72" table:style-name="ce7">
            <text:p>$239,72</text:p>
          </table:table-cell>
          <table:table-cell table:number-columns-repeated="6" table:style-name="ce1"/>
          <table:table-cell office:value-type="currency" office:value="101000" table:formula="of:=SUM([Hoja2.J4:.J14])" table:style-name="ce40">
            <text:p>$101.000,00</text:p>
          </table:table-cell>
          <table:table-cell table:number-columns-repeated="2" table:style-name="ce1"/>
          <table:table-cell office:value-type="string" table:style-name="ce1">
            <text:p>Café</text:p>
          </table:table-cell>
          <table:table-cell table:number-columns-repeated="6" table:style-name="ce1"/>
          <table:table-cell table:number-columns-repeated="2" table:style-name="ce7"/>
          <table:table-cell table:number-columns-repeated="16363"/>
        </table:table-row>
        <table:table-row table:style-name="ro1">
          <table:table-cell/>
          <table:table-cell office:value-type="string" table:style-name="ce1">
            <text:p>Municipal</text:p>
          </table:table-cell>
          <table:table-cell office:value-type="currency" office:value="236" table:style-name="ce7">
            <text:p>$236,00</text:p>
          </table:table-cell>
          <table:table-cell table:number-columns-repeated="9" table:style-name="ce1"/>
          <table:table-cell office:value-type="string" table:number-columns-spanned="2" table:number-rows-spanned="1" table:style-name="ce45">
            <text:p>Leche en polvo</text:p>
          </table:table-cell>
          <table:covered-table-cell/>
          <table:table-cell table:number-columns-repeated="16370" table:style-name="ce1"/>
        </table:table-row>
        <table:table-row table:style-name="ro2">
          <table:table-cell/>
          <table:table-cell office:value-type="string" table:style-name="ce1">
            <text:p>Rentas</text:p>
          </table:table-cell>
          <table:table-cell office:value-type="currency" office:value="142" table:style-name="ce7">
            <text:p>$142,00</text:p>
          </table:table-cell>
          <table:table-cell table:number-columns-repeated="5" table:style-name="ce1"/>
          <table:table-cell office:value-type="string" table:number-columns-spanned="2" table:number-rows-spanned="1" table:style-name="ce34">
            <text:p>G.F. + P. en Marcha</text:p>
          </table:table-cell>
          <table:covered-table-cell/>
          <table:table-cell office:value-type="currency" office:value="133476.80799999999" table:formula="of:=+[Hoja2.J15]+[Hoja2.C32]+[Hoja2.G11]" table:style-name="ce40">
            <text:p>$133.476,81</text:p>
          </table:table-cell>
          <table:table-cell table:style-name="ce1"/>
          <table:table-cell office:value-type="string" table:style-name="ce1">
            <text:p>azucar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xpensas</text:p>
          </table:table-cell>
          <table:table-cell office:value-type="currency" office:value="425" table:style-name="ce7">
            <text:p>$425,00</text:p>
          </table:table-cell>
          <table:table-cell table:number-columns-repeated="9" table:style-name="ce1"/>
          <table:table-cell office:value-type="string" table:style-name="ce1">
            <text:p>edulcorante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Gas</text:p>
          </table:table-cell>
          <table:table-cell office:value-type="currency" office:value="1750" table:style-name="ce7">
            <text:p>$1.750,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ueldo</text:p>
          </table:table-cell>
          <table:table-cell office:value-type="currency" office:value="5000" table:style-name="ce7">
            <text:p>$5.000,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. Eléctrica</text:p>
          </table:table-cell>
          <table:table-cell office:value-type="currency" office:value="1500" table:style-name="ce7">
            <text:p>$1.500,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8">
            <text:p>Seguro Civil</text:p>
          </table:table-cell>
          <table:table-cell office:value-type="currency" office:value="800" table:style-name="ce39">
            <text:p>$800,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1" table:number-rows-spanned="4" table:style-name="ce46">
            <text:p>Trámites habilitación Municipalidad</text:p>
          </table:table-cell>
          <table:table-cell office:value-type="currency" office:value="1000" table:number-columns-spanned="1" table:number-rows-spanned="4" table:style-name="ce47">
            <text:p>$1.000,00</text:p>
          </table:table-cell>
          <table:table-cell table:number-columns-repeated="16381" table:style-name="ce1"/>
        </table:table-row>
        <table:table-row table:number-rows-repeated="3" table:style-name="ro1">
          <table:table-cell/>
          <table:covered-table-cell/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.I.B.B.</text:p>
          </table:table-cell>
          <table:table-cell table:style-name="ce42"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1" table:number-rows-spanned="2" table:style-name="ce46">
            <text:p>Credencial Plastificada</text:p>
          </table:table-cell>
          <table:table-cell office:value-type="currency" office:value="50" table:number-columns-spanned="1" table:number-rows-spanned="2" table:style-name="ce47">
            <text:p>$50,00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1" table:number-rows-spanned="2" table:style-name="ce46">
            <text:p>Carnet Sanitario</text:p>
          </table:table-cell>
          <table:table-cell office:value-type="currency" office:value="50" table:number-columns-spanned="1" table:number-rows-spanned="2" table:style-name="ce48">
            <text:p>$50,00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covered-table-cell/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currency" office:value="28739.72" table:formula="of:=SUM([Hoja2.C4:.C30])" table:style-name="ce40">
            <text:p>$28.739,72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43">
            <text:p>Lunes</text:p>
          </table:table-cell>
          <table:table-cell office:value-type="string" table:style-name="ce43">
            <text:p>martes</text:p>
          </table:table-cell>
          <table:table-cell office:value-type="string" table:style-name="ce43">
            <text:p>miércoles</text:p>
          </table:table-cell>
          <table:table-cell office:value-type="string" table:style-name="ce43">
            <text:p>jueves</text:p>
          </table:table-cell>
          <table:table-cell office:value-type="string" table:style-name="ce43">
            <text:p>viernes</text:p>
          </table:table-cell>
          <table:table-cell office:value-type="string" table:style-name="ce43">
            <text:p>sábado</text:p>
          </table:table-cell>
          <table:table-cell office:value-type="string" table:style-name="ce43">
            <text:p>doming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esayuno</text:p>
          </table:table-cell>
          <table:table-cell office:value-type="string" table:style-name="ce1">
            <text:p>Cafe</text:p>
          </table:table-cell>
          <table:table-cell office:value-type="string" table:style-name="ce1">
            <text:p>Jugos</text:p>
          </table:table-cell>
          <table:table-cell office:value-type="string" table:style-name="ce1">
            <text:p>Colaciones</text:p>
          </table:table-cell>
          <table:table-cell office:value-type="float" office:value="200" table:style-name="ce1">
            <text:p>200</text:p>
          </table:table-cell>
          <table:table-cell office:value-type="float" office:value="500" table:style-name="ce1">
            <text:p>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rienda</text:p>
          </table:table-cell>
          <table:table-cell office:value-type="string" table:style-name="ce1">
            <text:p>Cafe</text:p>
          </table:table-cell>
          <table:table-cell office:value-type="string" table:style-name="ce1">
            <text:p>Jugos</text:p>
          </table:table-cell>
          <table:table-cell office:value-type="string" table:style-name="ce1">
            <text:p>Colaciones</text:p>
          </table:table-cell>
          <table:table-cell office:value-type="float" office:value="400" table:style-name="ce1">
            <text:p>400</text:p>
          </table:table-cell>
          <table:table-cell office:value-type="float" office:value="200" table:style-name="ce1">
            <text:p>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na</text:p>
          </table:table-cell>
          <table:table-cell office:value-type="string" table:style-name="ce1">
            <text:p>Jugos</text:p>
          </table:table-cell>
          <table:table-cell office:value-type="string" table:style-name="ce1">
            <text:p>Colaciones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peritivos</text:p>
          </table:table-cell>
          <table:table-cell office:value-type="string" table:style-name="ce1">
            <text:p>Jugos</text:p>
          </table:table-cell>
          <table:table-cell office:value-type="string" table:style-name="ce1">
            <text:p>Colaciones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float" office:value="1000" table:formula="of:=SUM([Hoja2.E38:.E41])" table:style-name="ce1">
            <text:p>1000</text:p>
          </table:table-cell>
          <table:table-cell office:value-type="float" office:value="900" table:formula="of:=SUM([Hoja2.F38:.F41])" table:style-name="ce1">
            <text:p>900</text:p>
          </table:table-cell>
          <table:table-cell office:value-type="float" office:value="0" table:formula="of:=SUM([Hoja2.G38:.G41])" table:style-name="ce1">
            <text:p>0</text:p>
          </table:table-cell>
          <table:table-cell office:value-type="float" office:value="0" table:formula="of:=SUM([Hoja2.H38:.H41])" table:style-name="ce1">
            <text:p>0</text:p>
          </table:table-cell>
          <table:table-cell office:value-type="float" office:value="0" table:formula="of:=SUM([Hoja2.I38:.I41])" table:style-name="ce1">
            <text:p>0</text:p>
          </table:table-cell>
          <table:table-cell office:value-type="float" office:value="0" table:formula="of:=SUM([Hoja2.J38:.J41])" table:style-name="ce1">
            <text:p>0</text:p>
          </table:table-cell>
          <table:table-cell office:value-type="float" office:value="0" table:formula="of:=SUM([Hoja2.K38:.K41])" table:style-name="ce1">
            <text:p>0</text:p>
          </table:table-cell>
          <table:table-cell office:value-type="currency" office:value="1900" table:formula="of:=SUM([Hoja2.E42:.K42])" table:style-name="ce40">
            <text:p>$1.900,00</text:p>
          </table:table-cell>
          <table:table-cell table:number-columns-repeated="16372"/>
        </table:table-row>
        <table:table-row table:number-rows-repeated="1048534" table:style-name="ro1">
          <table:table-cell table:number-columns-repeated="16384"/>
        </table:table-row>
      </table:table>
      <table:table table:name="Hoja3" table:style-name="ta1">
        <table:shapes>
          <draw:frame draw:z-index="1" draw:id="id0" draw:style-name="a0" svg:x="0.88504in" svg:y="8.71929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svg:x="8.01772in" svg:y="8.7189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6" table:default-cell-style-name="ce1"/>
        <table:table-column table:style-name="co5" table:number-columns-repeated="1636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number-columns-spanned="5" table:number-rows-spanned="1" table:style-name="ce51">
            <text:p>Incremento de 40% en impuestos</text:p>
          </table:table-cell>
          <table:covered-table-cell table:number-columns-repeated="4"/>
          <table:table-cell office:value-type="string" table:number-columns-spanned="6" table:number-rows-spanned="1" table:style-name="ce52">
            <text:p>Incremento 30% en S.C. y 40% en expensas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2" table:style-name="ce53">
            <text:p>Costos Fijos</text:p>
          </table:table-cell>
          <table:covered-table-cell/>
          <table:table-cell office:value-type="string" table:number-columns-spanned="1" table:number-rows-spanned="2" table:style-name="ce54">
            <text:p>Momento 0</text:p>
          </table:table-cell>
          <table:table-cell office:value-type="string" table:number-columns-spanned="1" table:number-rows-spanned="2" table:style-name="ce54">
            <text:p>Mes 1</text:p>
          </table:table-cell>
          <table:table-cell office:value-type="string" table:number-columns-spanned="1" table:number-rows-spanned="2" table:style-name="ce54">
            <text:p>Mes 2</text:p>
          </table:table-cell>
          <table:table-cell office:value-type="string" table:number-columns-spanned="1" table:number-rows-spanned="2" table:style-name="ce54">
            <text:p>Mes 3</text:p>
          </table:table-cell>
          <table:table-cell office:value-type="string" table:number-columns-spanned="1" table:number-rows-spanned="2" table:style-name="ce54">
            <text:p>Mes 4</text:p>
          </table:table-cell>
          <table:table-cell office:value-type="string" table:number-columns-spanned="1" table:number-rows-spanned="2" table:style-name="ce54">
            <text:p>Mes 5</text:p>
          </table:table-cell>
          <table:table-cell office:value-type="string" table:number-columns-spanned="1" table:number-rows-spanned="2" table:style-name="ce54">
            <text:p>Mes 6</text:p>
          </table:table-cell>
          <table:table-cell office:value-type="string" table:number-columns-spanned="1" table:number-rows-spanned="2" table:style-name="ce54">
            <text:p>Mes 7</text:p>
          </table:table-cell>
          <table:table-cell office:value-type="string" table:number-columns-spanned="1" table:number-rows-spanned="2" table:style-name="ce54">
            <text:p>Mes 8</text:p>
          </table:table-cell>
          <table:table-cell office:value-type="string" table:number-columns-spanned="1" table:number-rows-spanned="2" table:style-name="ce54">
            <text:p>Mes 9</text:p>
          </table:table-cell>
          <table:table-cell office:value-type="string" table:number-columns-spanned="1" table:number-rows-spanned="2" table:style-name="ce54">
            <text:p>Mes 10</text:p>
          </table:table-cell>
          <table:table-cell office:value-type="string" table:number-columns-spanned="1" table:number-rows-spanned="2" table:style-name="ce54">
            <text:p>Mes 11</text:p>
          </table:table-cell>
          <table:table-cell office:value-type="string" table:number-columns-spanned="1" table:number-rows-spanned="2" table:style-name="ce54">
            <text:p>Mes 12</text:p>
          </table:table-cell>
          <table:table-cell table:number-columns-repeated="16368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Alq. Proporcional</text:p>
          </table:table-cell>
          <table:covered-table-cell/>
          <table:table-cell office:value-type="currency" office:value="3320" table:style-name="ce49">
            <text:p>$3.320,00</text:p>
          </table:table-cell>
          <table:table-cell table:number-columns-repeated="12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Municipal Prop.</text:p>
          </table:table-cell>
          <table:covered-table-cell/>
          <table:table-cell office:value-type="currency" office:value="94.4" table:style-name="ce49">
            <text:p>$94,40</text:p>
          </table:table-cell>
          <table:table-cell table:number-columns-repeated="12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Agua Prop.</text:p>
          </table:table-cell>
          <table:covered-table-cell/>
          <table:table-cell office:value-type="currency" office:value="95.89" table:style-name="ce49">
            <text:p>$95,89</text:p>
          </table:table-cell>
          <table:table-cell table:number-columns-repeated="12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Expensas Prop.</text:p>
          </table:table-cell>
          <table:covered-table-cell/>
          <table:table-cell office:value-type="currency" office:value="170" table:style-name="ce49">
            <text:p>$170,00</text:p>
          </table:table-cell>
          <table:table-cell table:number-columns-repeated="12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Alquiler</text:p>
          </table:table-cell>
          <table:covered-table-cell/>
          <table:table-cell table:style-name="ce49"/>
          <table:table-cell office:value-type="currency" office:value="8300" table:style-name="ce49">
            <text:p>$8.300,00</text:p>
          </table:table-cell>
          <table:table-cell office:value-type="currency" office:value="8300" table:style-name="ce49">
            <text:p>$8.300,00</text:p>
          </table:table-cell>
          <table:table-cell office:value-type="currency" office:value="8300" table:style-name="ce49">
            <text:p>$8.300,00</text:p>
          </table:table-cell>
          <table:table-cell office:value-type="currency" office:value="8300" table:style-name="ce49">
            <text:p>$8.300,00</text:p>
          </table:table-cell>
          <table:table-cell office:value-type="currency" office:value="8300" table:style-name="ce49">
            <text:p>$8.300,00</text:p>
          </table:table-cell>
          <table:table-cell office:value-type="currency" office:value="9130" table:formula="of:=+[.I10]*1.1" table:style-name="ce49">
            <text:p>$9.130,00</text:p>
          </table:table-cell>
          <table:table-cell office:value-type="currency" office:value="9130" table:style-name="ce49">
            <text:p>$9.130,00</text:p>
          </table:table-cell>
          <table:table-cell office:value-type="currency" office:value="9130" table:style-name="ce49">
            <text:p>$9.130,00</text:p>
          </table:table-cell>
          <table:table-cell office:value-type="currency" office:value="9130" table:style-name="ce49">
            <text:p>$9.130,00</text:p>
          </table:table-cell>
          <table:table-cell office:value-type="currency" office:value="9130" table:style-name="ce49">
            <text:p>$9.130,00</text:p>
          </table:table-cell>
          <table:table-cell office:value-type="currency" office:value="9130" table:style-name="ce49">
            <text:p>$9.130,00</text:p>
          </table:table-cell>
          <table:table-cell office:value-type="currency" office:value="9130" table:style-name="ce49">
            <text:p>$9.130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Municipal</text:p>
          </table:table-cell>
          <table:covered-table-cell/>
          <table:table-cell table:style-name="ce49"/>
          <table:table-cell office:value-type="currency" office:value="236" table:style-name="ce49">
            <text:p>$236,00</text:p>
          </table:table-cell>
          <table:table-cell office:value-type="currency" office:value="330.4" table:formula="of:=236*1.4" table:style-name="ce49">
            <text:p>$330,40</text:p>
          </table:table-cell>
          <table:table-cell office:value-type="currency" office:value="330.4" table:formula="of:=236*1.4" table:style-name="ce49">
            <text:p>$330,40</text:p>
          </table:table-cell>
          <table:table-cell office:value-type="currency" office:value="330.4" table:formula="of:=236*1.4" table:style-name="ce49">
            <text:p>$330,40</text:p>
          </table:table-cell>
          <table:table-cell office:value-type="currency" office:value="330.4" table:formula="of:=236*1.4" table:style-name="ce49">
            <text:p>$330,40</text:p>
          </table:table-cell>
          <table:table-cell office:value-type="currency" office:value="330.4" table:formula="of:=236*1.4" table:style-name="ce49">
            <text:p>$330,40</text:p>
          </table:table-cell>
          <table:table-cell office:value-type="currency" office:value="330.4" table:style-name="ce49">
            <text:p>$330,40</text:p>
          </table:table-cell>
          <table:table-cell office:value-type="currency" office:value="330.4" table:style-name="ce49">
            <text:p>$330,40</text:p>
          </table:table-cell>
          <table:table-cell office:value-type="currency" office:value="330.4" table:style-name="ce49">
            <text:p>$330,40</text:p>
          </table:table-cell>
          <table:table-cell office:value-type="currency" office:value="330.4" table:style-name="ce49">
            <text:p>$330,40</text:p>
          </table:table-cell>
          <table:table-cell office:value-type="currency" office:value="330.4" table:style-name="ce49">
            <text:p>$330,40</text:p>
          </table:table-cell>
          <table:table-cell office:value-type="currency" office:value="330.4" table:style-name="ce49">
            <text:p>$330,4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Rentas</text:p>
          </table:table-cell>
          <table:covered-table-cell/>
          <table:table-cell table:style-name="ce49"/>
          <table:table-cell office:value-type="currency" office:value="142" table:style-name="ce49">
            <text:p>$142,00</text:p>
          </table:table-cell>
          <table:table-cell office:value-type="currency" office:value="198.79999999999998" table:formula="of:=142*1.4" table:style-name="ce49">
            <text:p>$198,80</text:p>
          </table:table-cell>
          <table:table-cell office:value-type="currency" office:value="198.79999999999998" table:formula="of:=142*1.4" table:style-name="ce49">
            <text:p>$198,80</text:p>
          </table:table-cell>
          <table:table-cell office:value-type="currency" office:value="198.79999999999998" table:formula="of:=142*1.4" table:style-name="ce49">
            <text:p>$198,80</text:p>
          </table:table-cell>
          <table:table-cell office:value-type="currency" office:value="198.79999999999998" table:formula="of:=142*1.4" table:style-name="ce49">
            <text:p>$198,80</text:p>
          </table:table-cell>
          <table:table-cell office:value-type="currency" office:value="198.79999999999998" table:formula="of:=142*1.4" table:style-name="ce49">
            <text:p>$198,80</text:p>
          </table:table-cell>
          <table:table-cell office:value-type="currency" office:value="198.8" table:style-name="ce49">
            <text:p>$198,80</text:p>
          </table:table-cell>
          <table:table-cell office:value-type="currency" office:value="198.8" table:style-name="ce49">
            <text:p>$198,80</text:p>
          </table:table-cell>
          <table:table-cell office:value-type="currency" office:value="198.8" table:style-name="ce49">
            <text:p>$198,80</text:p>
          </table:table-cell>
          <table:table-cell office:value-type="currency" office:value="198.8" table:style-name="ce49">
            <text:p>$198,80</text:p>
          </table:table-cell>
          <table:table-cell office:value-type="currency" office:value="198.8" table:style-name="ce49">
            <text:p>$198,80</text:p>
          </table:table-cell>
          <table:table-cell office:value-type="currency" office:value="198.8" table:style-name="ce49">
            <text:p>$198,8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Agua</text:p>
          </table:table-cell>
          <table:covered-table-cell/>
          <table:table-cell table:style-name="ce49"/>
          <table:table-cell office:value-type="currency" office:value="239.72" table:style-name="ce49">
            <text:p>$239,72</text:p>
          </table:table-cell>
          <table:table-cell office:value-type="currency" office:value="335.608" table:formula="of:=+[.E13]*1.4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office:value-type="currency" office:value="335.61" table:style-name="ce49">
            <text:p>$335,61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I.I.B.B.</text:p>
          </table:table-cell>
          <table:covered-table-cell/>
          <table:table-cell table:style-name="ce49"/>
          <table:table-cell office:value-type="currency" office:value="150" table:style-name="ce49">
            <text:p>$150,00</text:p>
          </table:table-cell>
          <table:table-cell office:value-type="currency" office:value="210" table:formula="of:=+[.E14]*1.4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office:value-type="currency" office:value="210" table:style-name="ce49">
            <text:p>$210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E. Eléctrica</text:p>
          </table:table-cell>
          <table:covered-table-cell/>
          <table:table-cell table:number-columns-repeated="3" table:style-name="ce49"/>
          <table:table-cell office:value-type="currency" office:value="1000" table:style-name="ce49">
            <text:p>$1.000,00</text:p>
          </table:table-cell>
          <table:table-cell table:style-name="ce49"/>
          <table:table-cell office:value-type="currency" office:value="700" table:style-name="ce49">
            <text:p>$700,00</text:p>
          </table:table-cell>
          <table:table-cell table:style-name="ce49"/>
          <table:table-cell office:value-type="currency" office:value="700" table:style-name="ce49">
            <text:p>$700,00</text:p>
          </table:table-cell>
          <table:table-cell table:style-name="ce49"/>
          <table:table-cell office:value-type="currency" office:value="700" table:style-name="ce49">
            <text:p>$700,00</text:p>
          </table:table-cell>
          <table:table-cell table:style-name="ce49"/>
          <table:table-cell office:value-type="currency" office:value="700" table:style-name="ce49">
            <text:p>$700,00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Gas</text:p>
          </table:table-cell>
          <table:covered-table-cell/>
          <table:table-cell table:number-columns-repeated="3" table:style-name="ce49"/>
          <table:table-cell office:value-type="currency" office:value="100" table:style-name="ce49">
            <text:p>$100,00</text:p>
          </table:table-cell>
          <table:table-cell table:style-name="ce49"/>
          <table:table-cell office:value-type="currency" office:value="100" table:style-name="ce49">
            <text:p>$100,00</text:p>
          </table:table-cell>
          <table:table-cell table:style-name="ce49"/>
          <table:table-cell office:value-type="currency" office:value="100" table:style-name="ce49">
            <text:p>$100,00</text:p>
          </table:table-cell>
          <table:table-cell table:style-name="ce49"/>
          <table:table-cell office:value-type="currency" office:value="100" table:style-name="ce49">
            <text:p>$100,00</text:p>
          </table:table-cell>
          <table:table-cell table:style-name="ce49"/>
          <table:table-cell office:value-type="currency" office:value="100" table:style-name="ce49">
            <text:p>$100,00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Timbrado</text:p>
          </table:table-cell>
          <table:covered-table-cell/>
          <table:table-cell table:style-name="ce49"/>
          <table:table-cell office:value-type="currency" office:value="2312" table:style-name="ce49">
            <text:p>$2.312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Honorarios</text:p>
          </table:table-cell>
          <table:covered-table-cell/>
          <table:table-cell office:value-type="currency" office:value="4000" table:style-name="ce49">
            <text:p>$4.000,00</text:p>
          </table:table-cell>
          <table:table-cell office:value-type="currency" office:value="4000" table:style-name="ce49">
            <text:p>$4.000,00</text:p>
          </table:table-cell>
          <table:table-cell office:value-type="currency" office:value="4000" table:style-name="ce49">
            <text:p>$4.000,00</text:p>
          </table:table-cell>
          <table:table-cell table:number-columns-repeated="10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Monotributo</text:p>
          </table:table-cell>
          <table:covered-table-cell/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office:value-type="currency" office:value="615" table:style-name="ce49">
            <text:p>$615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Matrícula Inmuebles</text:p>
          </table:table-cell>
          <table:covered-table-cell/>
          <table:table-cell table:style-name="ce49"/>
          <table:table-cell office:value-type="currency" office:value="120" table:style-name="ce49">
            <text:p>$12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Averiguación gtias.</text:p>
          </table:table-cell>
          <table:covered-table-cell/>
          <table:table-cell table:style-name="ce49"/>
          <table:table-cell office:value-type="currency" office:value="1200" table:style-name="ce49">
            <text:p>$1.2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S.I.F.C.O.</text:p>
          </table:table-cell>
          <table:covered-table-cell/>
          <table:table-cell table:style-name="ce49"/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office:value-type="currency" office:value="300" table:style-name="ce49">
            <text:p>$300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Com. E. Ind.</text:p>
          </table:table-cell>
          <table:covered-table-cell/>
          <table:table-cell table:style-name="ce49"/>
          <table:table-cell office:value-type="currency" office:value="630" table:style-name="ce49">
            <text:p>$630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office:value-type="currency" office:value="882" table:style-name="ce49">
            <text:p>$882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Expensas</text:p>
          </table:table-cell>
          <table:covered-table-cell/>
          <table:table-cell table:style-name="ce49"/>
          <table:table-cell office:value-type="currency" office:value="425" table:style-name="ce49">
            <text:p>$425,00</text:p>
          </table:table-cell>
          <table:table-cell office:value-type="currency" office:value="595" table:formula="of:=+[.E24]*1.4" table:style-name="ce49">
            <text:p>$595,00</text:p>
          </table:table-cell>
          <table:table-cell office:value-type="currency" office:value="595" table:style-name="ce49">
            <text:p>$595,00</text:p>
          </table:table-cell>
          <table:table-cell office:value-type="currency" office:value="595" table:style-name="ce49">
            <text:p>$595,00</text:p>
          </table:table-cell>
          <table:table-cell office:value-type="currency" office:value="595" table:style-name="ce49">
            <text:p>$595,00</text:p>
          </table:table-cell>
          <table:table-cell office:value-type="currency" office:value="595" table:style-name="ce49">
            <text:p>$595,00</text:p>
          </table:table-cell>
          <table:table-cell office:value-type="currency" office:value="773.5" table:formula="of:=595*1.3" table:style-name="ce49">
            <text:p>$773,50</text:p>
          </table:table-cell>
          <table:table-cell office:value-type="currency" office:value="773.5" table:style-name="ce49">
            <text:p>$773,50</text:p>
          </table:table-cell>
          <table:table-cell office:value-type="currency" office:value="773.5" table:style-name="ce49">
            <text:p>$773,50</text:p>
          </table:table-cell>
          <table:table-cell office:value-type="currency" office:value="773.5" table:style-name="ce49">
            <text:p>$773,50</text:p>
          </table:table-cell>
          <table:table-cell office:value-type="currency" office:value="773.5" table:style-name="ce49">
            <text:p>$773,50</text:p>
          </table:table-cell>
          <table:table-cell office:value-type="currency" office:value="773.5" table:style-name="ce49">
            <text:p>$773,5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Seguro Civil</text:p>
          </table:table-cell>
          <table:covered-table-cell/>
          <table:table-cell table:style-name="ce49"/>
          <table:table-cell office:value-type="currency" office:value="800" table:style-name="ce49">
            <text:p>$800,00</text:p>
          </table:table-cell>
          <table:table-cell office:value-type="currency" office:value="800" table:style-name="ce49">
            <text:p>$800,00</text:p>
          </table:table-cell>
          <table:table-cell office:value-type="currency" office:value="800" table:style-name="ce49">
            <text:p>$800,00</text:p>
          </table:table-cell>
          <table:table-cell office:value-type="currency" office:value="800" table:style-name="ce49">
            <text:p>$800,00</text:p>
          </table:table-cell>
          <table:table-cell office:value-type="currency" office:value="800" table:style-name="ce49">
            <text:p>$800,00</text:p>
          </table:table-cell>
          <table:table-cell office:value-type="currency" office:value="800" table:style-name="ce49">
            <text:p>$800,00</text:p>
          </table:table-cell>
          <table:table-cell office:value-type="currency" office:value="1120" table:formula="of:=+[.J25]*1.4" table:style-name="ce49">
            <text:p>$1.120,00</text:p>
          </table:table-cell>
          <table:table-cell office:value-type="currency" office:value="1120" table:style-name="ce49">
            <text:p>$1.120,00</text:p>
          </table:table-cell>
          <table:table-cell office:value-type="currency" office:value="1120" table:style-name="ce49">
            <text:p>$1.120,00</text:p>
          </table:table-cell>
          <table:table-cell office:value-type="currency" office:value="1120" table:style-name="ce49">
            <text:p>$1.120,00</text:p>
          </table:table-cell>
          <table:table-cell office:value-type="currency" office:value="1120" table:style-name="ce49">
            <text:p>$1.120,00</text:p>
          </table:table-cell>
          <table:table-cell office:value-type="currency" office:value="1120" table:style-name="ce49">
            <text:p>$1.120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Trámites Municipalidad</text:p>
          </table:table-cell>
          <table:covered-table-cell/>
          <table:table-cell table:style-name="ce49"/>
          <table:table-cell office:value-type="currency" office:value="2000" table:style-name="ce49">
            <text:p>$2.000,00</text:p>
          </table:table-cell>
          <table:table-cell table:number-columns-repeated="11" table:style-name="ce49"/>
          <table:table-cell table:number-columns-repeated="16368"/>
        </table:table-row>
        <table:table-row table:style-name="ro2">
          <table:table-cell/>
          <table:table-cell office:value-type="string" table:number-columns-spanned="2" table:number-rows-spanned="1" table:style-name="ce55">
            <text:p>Inversión Inicial</text:p>
          </table:table-cell>
          <table:covered-table-cell/>
          <table:table-cell table:number-columns-repeated="13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Heladeras</text:p>
          </table:table-cell>
          <table:covered-table-cell/>
          <table:table-cell table:style-name="ce49"/>
          <table:table-cell office:value-type="currency" office:value="30000" table:style-name="ce49">
            <text:p>$30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Horno Eléctrico</text:p>
          </table:table-cell>
          <table:covered-table-cell/>
          <table:table-cell table:style-name="ce49"/>
          <table:table-cell office:value-type="currency" office:value="4000" table:style-name="ce49">
            <text:p>$4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Mesas</text:p>
          </table:table-cell>
          <table:covered-table-cell/>
          <table:table-cell table:style-name="ce49"/>
          <table:table-cell office:value-type="currency" office:value="8000" table:style-name="ce49">
            <text:p>$8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Sillas</text:p>
          </table:table-cell>
          <table:covered-table-cell/>
          <table:table-cell table:style-name="ce49"/>
          <table:table-cell office:value-type="currency" office:value="8000" table:style-name="ce49">
            <text:p>$8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Bacha</text:p>
          </table:table-cell>
          <table:covered-table-cell/>
          <table:table-cell table:style-name="ce49"/>
          <table:table-cell office:value-type="currency" office:value="10000" table:style-name="ce49">
            <text:p>$10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Barra</text:p>
          </table:table-cell>
          <table:covered-table-cell/>
          <table:table-cell table:style-name="ce49"/>
          <table:table-cell office:value-type="currency" office:value="15000" table:style-name="ce49">
            <text:p>$15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Luminarias / Electricidad</text:p>
          </table:table-cell>
          <table:covered-table-cell/>
          <table:table-cell table:style-name="ce49"/>
          <table:table-cell office:value-type="currency" office:value="7000" table:style-name="ce49">
            <text:p>$7.000,00</text:p>
          </table:table-cell>
          <table:table-cell table:number-columns-repeated="11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Sueldos</text:p>
          </table:table-cell>
          <table:covered-table-cell/>
          <table:table-cell table:style-name="ce49"/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office:value-type="currency" office:value="15000" table:style-name="ce49">
            <text:p>$15.000,00</text:p>
          </table:table-cell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Honorarios Chacho</text:p>
          </table:table-cell>
          <table:covered-table-cell/>
          <table:table-cell office:value-type="currency" office:value="2000" table:style-name="ce49">
            <text:p>$2.000,00</text:p>
          </table:table-cell>
          <table:table-cell table:number-columns-repeated="12" table:style-name="ce49"/>
          <table:table-cell table:number-columns-repeated="16368"/>
        </table:table-row>
        <table:table-row table:style-name="ro1">
          <table:table-cell/>
          <table:table-cell office:value-type="string" table:number-columns-spanned="2" table:number-rows-spanned="1" table:style-name="ce35">
            <text:p>Diseño de Interior</text:p>
          </table:table-cell>
          <table:covered-table-cell/>
          <table:table-cell table:style-name="ce49"/>
          <table:table-cell office:value-type="currency" office:value="20000" table:style-name="ce49">
            <text:p>$20.000,00</text:p>
          </table:table-cell>
          <table:table-cell table:number-columns-repeated="11" table:style-name="ce49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currency" office:value="10295.290000000001" table:formula="of:=SUM([.D6:.D37])" table:style-name="ce50">
            <text:p>$10.295,29</text:p>
          </table:table-cell>
          <table:table-cell office:value-type="currency" office:value="138469.72" table:formula="of:=SUM([.E10:.E37])" table:style-name="ce50">
            <text:p>$138.469,72</text:p>
          </table:table-cell>
          <table:table-cell office:value-type="currency" office:value="31566.807999999997" table:formula="of:=SUM([.F6:.F37])" table:style-name="ce50">
            <text:p>$31.566,81</text:p>
          </table:table-cell>
          <table:table-cell office:value-type="currency" office:value="28666.809999999998" table:formula="of:=SUM([.G6:.G37])" table:style-name="ce50">
            <text:p>$28.666,81</text:p>
          </table:table-cell>
          <table:table-cell office:value-type="currency" office:value="27566.809999999998" table:formula="of:=SUM([.H6:.H37])" table:style-name="ce50">
            <text:p>$27.566,81</text:p>
          </table:table-cell>
          <table:table-cell office:value-type="currency" office:value="28366.809999999998" table:formula="of:=SUM([.I6:.I37])" table:style-name="ce50">
            <text:p>$28.366,81</text:p>
          </table:table-cell>
          <table:table-cell office:value-type="currency" office:value="28396.809999999998" table:formula="of:=SUM([.J6:.J37])" table:style-name="ce50">
            <text:p>$28.396,81</text:p>
          </table:table-cell>
          <table:table-cell office:value-type="currency" office:value="29695.309999999998" table:formula="of:=SUM([.K6:.K37])" table:style-name="ce50">
            <text:p>$29.695,31</text:p>
          </table:table-cell>
          <table:table-cell office:value-type="currency" office:value="28895.309999999998" table:formula="of:=SUM([.L6:.L37])" table:style-name="ce50">
            <text:p>$28.895,31</text:p>
          </table:table-cell>
          <table:table-cell office:value-type="currency" office:value="29695.309999999998" table:formula="of:=SUM([.M6:.M37])" table:style-name="ce50">
            <text:p>$29.695,31</text:p>
          </table:table-cell>
          <table:table-cell office:value-type="currency" office:value="28895.309999999998" table:formula="of:=SUM([.N6:.N37])" table:style-name="ce50">
            <text:p>$28.895,31</text:p>
          </table:table-cell>
          <table:table-cell office:value-type="currency" office:value="29695.309999999998" table:formula="of:=SUM([.O6:.O37])" table:style-name="ce50">
            <text:p>$29.695,31</text:p>
          </table:table-cell>
          <table:table-cell office:value-type="currency" office:value="28895.309999999998" table:formula="of:=SUM([.P6:.P37])" table:style-name="ce50">
            <text:p>$28.895,31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56">
            <text:p>Costos Variables</text:p>
          </table:table-cell>
          <table:covered-table-cell/>
          <table:table-cell office:value-type="string" table:style-name="ce1">
            <text:p><text:s/></text:p>
          </table:table-cell>
          <table:table-cell office:value-type="string" table:number-columns-spanned="3" table:number-rows-spanned="1" table:style-name="ce57">
            <text:p>P – C.V. = MARGEN BRUTO</text:p>
          </table:table-cell>
          <table:covered-table-cell table:number-columns-repeated="2"/>
          <table:table-cell office:value-type="string" table:number-columns-spanned="4" table:number-rows-spanned="1" table:style-name="ce56">
            <text:p>C.F. / MARGEN BRUTO = CANTIDAD DE EQUILIBRIO</text:p>
          </table:table-cell>
          <table:covered-table-cell table:number-columns-repeated="3"/>
          <table:table-cell table:number-columns-repeated="16373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Frutas y verduras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Vasos descartables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Café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Azúcar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Leche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Edulcorante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Barras de cereal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36">
            <text:p>Sanguches</text:p>
          </table:table-cell>
          <table:covered-table-cell/>
          <table:table-cell table:number-columns-repeated="16381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number:currency-style style:name="N37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7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.196456692913386in" fo:margin-right="0.196456692913386in" style:print-orientation="landscape" style:print-page-order="ltr" style:first-page-number="1" style:scale-to="100%" style:table-centering="both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15</meta:generator>
    <dc:title/>
    <dc:description/>
    <dc:subject/>
    <meta:initial-creator/>
    <dc:creator>eric sampellegrini</dc:creator>
    <meta:creation-date>2016-10-17T19:42:08Z</meta:creation-date>
    <dc:date>2016-11-18T20:59:59Z</dc:date>
    <meta:editing-cycles>57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family="chart" style:name="G0S0P15">
      <style:graphic-properties draw:fill="solid" draw:fill-color="#579d1c" draw:opacity="100%" draw:stroke="none"/>
    </style:style>
    <style:style style:family="chart" style:name="G0S0P16"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314004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  <style:style style:family="chart" style:name="G0S0P14">
      <style:graphic-properties draw:fill="solid" draw:fill-color="#ffd320" draw:opacity="100%" draw:stroke="none"/>
    </style:style>
  </office:automatic-styles>
  <office:body>
    <office:chart>
      <chart:chart chart:class="chart:circle" svg:height="255.0897637795276pt" svg:width="453.5149606299212pt" chart:style-name="Crt0">
        <chart:title chart:style-name="CT00">
          <text:p text:style-name="a0" text:class-names="" text:cond-style-name="">Gastos Fijos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Hoja3.B10:.C26"/>
          </chart:axis>
          <chart:axis chart:dimension="y"/>
          <chart:series chart:values-cell-range-address="Hoja3.E10:.E2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314004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aecf00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255.0897637795276pt" svg:width="453.5149606299212pt" chart:style-name="Crt0">
        <chart:title chart:style-name="CT00">
          <text:p text:style-name="a0" text:class-names="" text:cond-style-name="">Inversión Inicial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Hoja3.B28:.C37"/>
          </chart:axis>
          <chart:axis chart:dimension="y"/>
          <chart:series chart:values-cell-range-address="Hoja3.E28:.E3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